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Monospace" svg:font-family="Monospace" style:font-family-generic="roman"/>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d20ab"/>
    </style:style>
    <style:style style:name="P2" style:family="paragraph" style:parent-style-name="Standard">
      <style:text-properties officeooo:paragraph-rsid="00216776"/>
    </style:style>
    <style:style style:name="P3" style:family="paragraph" style:parent-style-name="Standard">
      <style:text-properties fo:font-weight="bold" officeooo:rsid="00233663" officeooo:paragraph-rsid="00233663" style:font-weight-asian="bold" style:font-weight-complex="bold"/>
    </style:style>
    <style:style style:name="P4" style:family="paragraph" style:parent-style-name="Standard">
      <style:text-properties fo:font-weight="bold" officeooo:rsid="00216776" officeooo:paragraph-rsid="00216776" style:font-weight-asian="bold" style:font-weight-complex="bold"/>
    </style:style>
    <style:style style:name="P5" style:family="paragraph" style:parent-style-name="Standard">
      <style:text-properties fo:font-weight="normal" officeooo:rsid="00233663" officeooo:paragraph-rsid="00263ed6" style:font-weight-asian="normal" style:font-weight-complex="normal"/>
    </style:style>
    <style:style style:name="P6" style:family="paragraph" style:parent-style-name="Standard">
      <style:text-properties fo:font-weight="normal" officeooo:rsid="00252cd9" officeooo:paragraph-rsid="00252cd9" style:font-weight-asian="normal" style:font-weight-complex="normal"/>
    </style:style>
    <style:style style:name="P7" style:family="paragraph" style:parent-style-name="Standard">
      <style:text-properties fo:font-weight="normal" officeooo:rsid="00252cd9" officeooo:paragraph-rsid="00378674" style:font-weight-asian="normal" style:font-weight-complex="normal"/>
    </style:style>
    <style:style style:name="P8" style:family="paragraph" style:parent-style-name="Standard">
      <style:text-properties fo:font-weight="normal" officeooo:rsid="0025ff3d" officeooo:paragraph-rsid="0025ff3d" style:font-weight-asian="normal" style:font-weight-complex="normal"/>
    </style:style>
    <style:style style:name="P9" style:family="paragraph" style:parent-style-name="Standard">
      <style:text-properties fo:font-weight="normal" officeooo:rsid="00263ed6" officeooo:paragraph-rsid="00263ed6" style:font-weight-asian="normal" style:font-weight-complex="normal"/>
    </style:style>
    <style:style style:name="P10" style:family="paragraph" style:parent-style-name="Standard">
      <style:text-properties fo:font-weight="normal" officeooo:rsid="00265136" officeooo:paragraph-rsid="00265136" style:font-weight-asian="normal" style:font-weight-complex="normal"/>
    </style:style>
    <style:style style:name="P11" style:family="paragraph" style:parent-style-name="Standard">
      <style:text-properties fo:font-weight="normal" officeooo:rsid="0026e0e7" officeooo:paragraph-rsid="0026e0e7" style:font-weight-asian="normal" style:font-weight-complex="normal"/>
    </style:style>
    <style:style style:name="P12" style:family="paragraph" style:parent-style-name="Standard">
      <style:text-properties officeooo:paragraph-rsid="00265136"/>
    </style:style>
    <style:style style:name="P13" style:family="paragraph" style:parent-style-name="Standard">
      <style:text-properties officeooo:rsid="001d20ab" officeooo:paragraph-rsid="001d20ab"/>
    </style:style>
    <style:style style:name="P14" style:family="paragraph" style:parent-style-name="Standard">
      <style:text-properties officeooo:rsid="00216776" officeooo:paragraph-rsid="001d20ab"/>
    </style:style>
    <style:style style:name="P15" style:family="paragraph" style:parent-style-name="Standard">
      <style:text-properties officeooo:rsid="00216776" officeooo:paragraph-rsid="00216776"/>
    </style:style>
    <style:style style:name="P16" style:family="paragraph" style:parent-style-name="Standard">
      <style:text-properties fo:font-size="14pt" fo:font-weight="bold" officeooo:rsid="00263ed6" officeooo:paragraph-rsid="00263ed6" style:font-size-asian="14pt" style:font-weight-asian="bold" style:font-size-complex="14pt" style:font-weight-complex="bold"/>
    </style:style>
    <style:style style:name="P17" style:family="paragraph" style:parent-style-name="Standard">
      <style:text-properties fo:font-size="14pt" fo:font-weight="bold" officeooo:rsid="002cd2d2" officeooo:paragraph-rsid="002cd2d2" style:font-size-asian="14pt" style:font-weight-asian="bold" style:font-size-complex="14pt" style:font-weight-complex="bold"/>
    </style:style>
    <style:style style:name="P18" style:family="paragraph" style:parent-style-name="Standard">
      <style:text-properties fo:font-size="14pt" fo:font-weight="bold" officeooo:rsid="00265136" officeooo:paragraph-rsid="00265136" style:font-size-asian="14pt" style:font-weight-asian="bold" style:font-size-complex="14pt" style:font-weight-complex="bold"/>
    </style:style>
    <style:style style:name="P19" style:family="paragraph" style:parent-style-name="Standard">
      <style:text-properties fo:font-size="14pt" fo:font-weight="bold" officeooo:rsid="0036c920" officeooo:paragraph-rsid="0036c920" style:font-size-asian="14pt" style:font-weight-asian="bold" style:font-size-complex="14pt" style:font-weight-complex="bold"/>
    </style:style>
    <style:style style:name="P20" style:family="paragraph" style:parent-style-name="Standard">
      <style:text-properties fo:font-size="14pt" fo:font-weight="bold" officeooo:rsid="00378674" officeooo:paragraph-rsid="00378674" style:font-size-asian="14pt" style:font-weight-asian="bold" style:font-size-complex="14pt" style:font-weight-complex="bold"/>
    </style:style>
    <style:style style:name="P21" style:family="paragraph" style:parent-style-name="Standard">
      <style:text-properties fo:font-size="13pt" fo:font-weight="bold" officeooo:rsid="0026e0e7" officeooo:paragraph-rsid="0026e0e7" style:font-size-asian="13pt" style:font-weight-asian="bold" style:font-size-complex="13pt" style:font-weight-complex="bold"/>
    </style:style>
    <style:style style:name="P22" style:family="paragraph" style:parent-style-name="Standard">
      <style:text-properties officeooo:rsid="0027e0e9" officeooo:paragraph-rsid="0026e0e7"/>
    </style:style>
    <style:style style:name="P23" style:family="paragraph" style:parent-style-name="Standard">
      <style:text-properties officeooo:rsid="0027e0e9" officeooo:paragraph-rsid="0027e0e9"/>
    </style:style>
    <style:style style:name="P24" style:family="paragraph" style:parent-style-name="Standard">
      <style:text-properties officeooo:rsid="0029acf0" officeooo:paragraph-rsid="0029acf0"/>
    </style:style>
    <style:style style:name="P25" style:family="paragraph" style:parent-style-name="Standard">
      <style:text-properties officeooo:rsid="002a01e8" officeooo:paragraph-rsid="002a01e8"/>
    </style:style>
    <style:style style:name="P26" style:family="paragraph" style:parent-style-name="Standard">
      <style:text-properties officeooo:rsid="002a9d93" officeooo:paragraph-rsid="002a9d93"/>
    </style:style>
    <style:style style:name="P27" style:family="paragraph" style:parent-style-name="Standard">
      <style:text-properties officeooo:rsid="002c63ba" officeooo:paragraph-rsid="002c63ba"/>
    </style:style>
    <style:style style:name="P28" style:family="paragraph" style:parent-style-name="Standard">
      <style:text-properties officeooo:rsid="002cd2d2" officeooo:paragraph-rsid="002cd2d2"/>
    </style:style>
    <style:style style:name="P29" style:family="paragraph" style:parent-style-name="Standard">
      <style:text-properties officeooo:rsid="002d995e" officeooo:paragraph-rsid="002d995e"/>
    </style:style>
    <style:style style:name="P30" style:family="paragraph" style:parent-style-name="Standard">
      <style:text-properties officeooo:rsid="00265136" officeooo:paragraph-rsid="00265136"/>
    </style:style>
    <style:style style:name="P31" style:family="paragraph" style:parent-style-name="Standard">
      <style:text-properties fo:color="#1f9f5f" style:font-name="Monospace" fo:font-size="10pt" officeooo:rsid="00265136" officeooo:paragraph-rsid="00265136" style:font-size-asian="10pt"/>
    </style:style>
    <style:style style:name="P32" style:family="paragraph" style:parent-style-name="Standard">
      <style:text-properties fo:color="#1f9f5f" style:font-name="Monospace" fo:font-size="10pt" fo:font-weight="normal" officeooo:rsid="00265136" officeooo:paragraph-rsid="00265136" style:font-size-asian="10pt" style:font-weight-asian="normal" style:font-weight-complex="normal"/>
    </style:style>
    <style:style style:name="P33" style:family="paragraph" style:parent-style-name="Standard">
      <style:text-properties fo:color="#1f9f5f" style:font-name="Monospace" fo:font-size="10pt" fo:font-weight="normal" officeooo:rsid="0026e0e7" officeooo:paragraph-rsid="0026e0e7" style:font-size-asian="10pt" style:font-weight-asian="normal" style:font-weight-complex="normal"/>
    </style:style>
    <style:style style:name="P34" style:family="paragraph" style:parent-style-name="Standard">
      <style:text-properties officeooo:paragraph-rsid="00263ed6"/>
    </style:style>
    <style:style style:name="P35" style:family="paragraph" style:parent-style-name="Standard">
      <style:text-properties officeooo:paragraph-rsid="00303911"/>
    </style:style>
    <style:style style:name="P36" style:family="paragraph" style:parent-style-name="Standard">
      <style:text-properties officeooo:rsid="00263ed6" officeooo:paragraph-rsid="00263ed6"/>
    </style:style>
    <style:style style:name="P37" style:family="paragraph" style:parent-style-name="Standard">
      <style:text-properties officeooo:rsid="00303118" officeooo:paragraph-rsid="00303118"/>
    </style:style>
    <style:style style:name="P38" style:family="paragraph" style:parent-style-name="Standard">
      <style:text-properties officeooo:rsid="00303911" officeooo:paragraph-rsid="00303911"/>
    </style:style>
    <style:style style:name="P39" style:family="paragraph" style:parent-style-name="Standard">
      <style:text-properties officeooo:paragraph-rsid="00233663"/>
    </style:style>
    <style:style style:name="P40" style:family="paragraph" style:parent-style-name="Standard">
      <style:text-properties officeooo:paragraph-rsid="00378674"/>
    </style:style>
    <style:style style:name="P41" style:family="paragraph" style:parent-style-name="Standard">
      <style:text-properties officeooo:rsid="00233663" officeooo:paragraph-rsid="00233663"/>
    </style:style>
    <style:style style:name="P42" style:family="paragraph" style:parent-style-name="Standard">
      <style:text-properties fo:color="#000000" officeooo:rsid="00378674" officeooo:paragraph-rsid="00378674"/>
    </style:style>
    <style:style style:name="P43" style:family="paragraph" style:parent-style-name="Standard" style:master-page-name="Standard">
      <style:paragraph-properties style:page-number="auto"/>
      <style:text-properties fo:font-size="16pt" fo:font-weight="bold" officeooo:rsid="001d20ab" officeooo:paragraph-rsid="001d20ab" style:font-size-asian="16pt" style:font-weight-asian="bold" style:font-size-complex="16pt" style:font-weight-complex="bold"/>
    </style:style>
    <style:style style:name="P44" style:family="paragraph" style:parent-style-name="Standard" style:list-style-name="L1">
      <style:text-properties officeooo:paragraph-rsid="00233663"/>
    </style:style>
    <style:style style:name="P45" style:family="paragraph" style:parent-style-name="Standard" style:list-style-name="L1">
      <style:text-properties fo:font-weight="bold" officeooo:rsid="00233663" officeooo:paragraph-rsid="00378674" style:font-weight-asian="bold" style:font-weight-complex="bold"/>
    </style:style>
    <style:style style:name="P46" style:family="paragraph" style:parent-style-name="Standard" style:list-style-name="L1">
      <style:text-properties fo:font-weight="bold" officeooo:rsid="00233663" officeooo:paragraph-rsid="00233663" style:font-weight-asian="bold" style:font-weight-complex="bold"/>
    </style:style>
    <style:style style:name="P47" style:family="paragraph" style:parent-style-name="Standard">
      <style:text-properties fo:color="#1f9f5f" style:font-name="Monospace" fo:font-size="10pt" fo:font-weight="normal" officeooo:rsid="003d2e2f" officeooo:paragraph-rsid="0026e0e7" style:font-size-asian="10pt" style:font-weight-asian="normal" style:font-weight-complex="normal"/>
    </style:style>
    <style:style style:name="P48" style:family="paragraph" style:parent-style-name="Standard">
      <style:text-properties fo:color="#000000" style:font-name="Monospace" fo:font-size="10pt" fo:font-weight="normal" officeooo:rsid="003d2e2f" officeooo:paragraph-rsid="003d2e2f" style:font-size-asian="10pt" style:font-weight-asian="normal" style:font-weight-complex="normal"/>
    </style:style>
    <style:style style:name="P49" style:family="paragraph" style:parent-style-name="Standard">
      <style:text-properties fo:color="#000000" style:font-name="Monospace" fo:font-size="10pt" fo:font-weight="normal" officeooo:rsid="0026e0e7" officeooo:paragraph-rsid="003d2e2f" style:font-size-asian="10pt" style:font-weight-asian="normal" style:font-weight-complex="normal"/>
    </style:style>
    <style:style style:name="P50" style:family="paragraph" style:parent-style-name="Standard">
      <style:text-properties fo:color="#000000" style:font-name="Monospace" fo:font-size="10pt" fo:font-weight="normal" officeooo:rsid="0026e0e7" officeooo:paragraph-rsid="003f4c0f" style:font-size-asian="10pt" style:font-weight-asian="normal" style:font-weight-complex="normal"/>
    </style:style>
    <style:style style:name="P51" style:family="paragraph" style:parent-style-name="Standard">
      <style:text-properties fo:color="#000000" style:font-name="Monospace" fo:font-size="10pt" fo:font-weight="normal" officeooo:rsid="0026e0e7" officeooo:paragraph-rsid="00401a90" style:font-size-asian="10pt" style:font-weight-asian="normal" style:font-weight-complex="normal"/>
    </style:style>
    <style:style style:name="P52" style:family="paragraph" style:parent-style-name="Standard">
      <style:text-properties fo:color="#000000" officeooo:paragraph-rsid="00401a90"/>
    </style:style>
    <style:style style:name="P53" style:family="paragraph" style:parent-style-name="Standard">
      <style:text-properties fo:color="#000000" officeooo:paragraph-rsid="00406552"/>
    </style:style>
    <style:style style:name="P54" style:family="paragraph" style:parent-style-name="Standard">
      <style:text-properties fo:color="#000000" officeooo:paragraph-rsid="0041b031"/>
    </style:style>
    <style:style style:name="P55" style:family="paragraph" style:parent-style-name="Standard">
      <style:text-properties fo:color="#000000" officeooo:paragraph-rsid="00441a44"/>
    </style:style>
    <style:style style:name="P56" style:family="paragraph" style:parent-style-name="Standard">
      <style:text-properties fo:color="#000000" officeooo:paragraph-rsid="0044cce6"/>
    </style:style>
    <style:style style:name="P57" style:family="paragraph" style:parent-style-name="Standard">
      <style:text-properties fo:color="#000000" officeooo:paragraph-rsid="0045e9b3"/>
    </style:style>
    <style:style style:name="P58" style:family="paragraph" style:parent-style-name="Standard">
      <style:text-properties fo:color="#000000" officeooo:paragraph-rsid="00469c63"/>
    </style:style>
    <style:style style:name="P59" style:family="paragraph" style:parent-style-name="Standard">
      <style:text-properties officeooo:paragraph-rsid="00401a90"/>
    </style:style>
    <style:style style:name="P60" style:family="paragraph" style:parent-style-name="Standard">
      <style:text-properties officeooo:paragraph-rsid="00406552"/>
    </style:style>
    <style:style style:name="P61" style:family="paragraph" style:parent-style-name="Standard">
      <style:text-properties officeooo:paragraph-rsid="00441a44"/>
    </style:style>
    <style:style style:name="P62" style:family="paragraph" style:parent-style-name="Standard">
      <style:text-properties fo:color="#008000" officeooo:paragraph-rsid="00469c63"/>
    </style:style>
    <style:style style:name="P63" style:family="paragraph" style:parent-style-name="Standard">
      <style:text-properties fo:color="#008000" officeooo:paragraph-rsid="0045e9b3"/>
    </style:style>
    <style:style style:name="P64" style:family="paragraph" style:parent-style-name="Standard">
      <style:text-properties fo:color="#008000" officeooo:paragraph-rsid="00441a44"/>
    </style:style>
    <style:style style:name="P65" style:family="paragraph" style:parent-style-name="Standard">
      <style:text-properties fo:color="#008000" officeooo:paragraph-rsid="00406552"/>
    </style:style>
    <style:style style:name="P66" style:family="paragraph" style:parent-style-name="Standard">
      <style:text-properties fo:color="#008000" officeooo:paragraph-rsid="00401a90"/>
    </style:style>
    <style:style style:name="P67" style:family="paragraph" style:parent-style-name="Standard">
      <style:text-properties fo:color="#008000" style:font-name="Monospace" fo:font-size="10pt" officeooo:rsid="00265136" officeooo:paragraph-rsid="00401a90" style:font-size-asian="10pt"/>
    </style:style>
    <style:style style:name="T1" style:family="text">
      <style:text-properties officeooo:rsid="001d20ab"/>
    </style:style>
    <style:style style:name="T2" style:family="text">
      <style:text-properties officeooo:rsid="00216776"/>
    </style:style>
    <style:style style:name="T3" style:family="text">
      <style:text-properties officeooo:rsid="00233663"/>
    </style:style>
    <style:style style:name="T4" style:family="text">
      <style:text-properties fo:color="#000000" style:font-name="Monospace" fo:font-size="10pt" style:font-size-asian="10pt"/>
    </style:style>
    <style:style style:name="T5" style:family="text">
      <style:text-properties fo:color="#000000" style:font-name="Monospace" fo:font-size="10pt" officeooo:rsid="00265136" style:font-size-asian="10pt"/>
    </style:style>
    <style:style style:name="T6" style:family="text">
      <style:text-properties fo:color="#000000" style:font-name="Times New Roman" fo:font-size="12pt" officeooo:rsid="00252cd9" fo:background-color="transparent" style:font-size-asian="12pt" style:font-size-complex="12pt"/>
    </style:style>
    <style:style style:name="T7" style:family="text">
      <style:text-properties fo:color="#000000" style:font-name="Times New Roman" fo:font-size="12pt" officeooo:rsid="00233663" fo:background-color="transparent" style:font-size-asian="12pt" style:font-size-complex="12pt"/>
    </style:style>
    <style:style style:name="T8" style:family="text">
      <style:text-properties fo:color="#000000" officeooo:rsid="00233663"/>
    </style:style>
    <style:style style:name="T9" style:family="text">
      <style:text-properties fo:color="#000000" officeooo:rsid="0036c920"/>
    </style:style>
    <style:style style:name="T10" style:family="text">
      <style:text-properties style:font-name="Times New Roman" fo:font-size="12pt" officeooo:rsid="00233663" style:font-size-asian="12pt" style:font-size-complex="12pt"/>
    </style:style>
    <style:style style:name="T11" style:family="text">
      <style:text-properties fo:font-weight="normal" officeooo:rsid="00252cd9" style:font-weight-asian="normal" style:font-weight-complex="normal"/>
    </style:style>
    <style:style style:name="T12" style:family="text">
      <style:text-properties fo:font-weight="normal" officeooo:rsid="00263ed6" style:font-weight-asian="normal" style:font-weight-complex="normal"/>
    </style:style>
    <style:style style:name="T13" style:family="text">
      <style:text-properties officeooo:rsid="00263ed6"/>
    </style:style>
    <style:style style:name="T14" style:family="text">
      <style:text-properties fo:color="#3f3faf" style:font-name="Monospace" fo:font-size="10pt" style:font-size-asian="10pt"/>
    </style:style>
    <style:style style:name="T15" style:family="text">
      <style:text-properties officeooo:rsid="00303118"/>
    </style:style>
    <style:style style:name="T16" style:family="text">
      <style:text-properties officeooo:rsid="00303911"/>
    </style:style>
    <style:style style:name="T17" style:family="text">
      <style:text-properties officeooo:rsid="003397c3"/>
    </style:style>
    <style:style style:name="T18" style:family="text">
      <style:text-properties officeooo:rsid="0036c920"/>
    </style:style>
    <style:style style:name="T19" style:family="text">
      <style:text-properties officeooo:rsid="00378674"/>
    </style:style>
    <style:style style:name="T20" style:family="text">
      <style:text-properties fo:font-weight="bold" officeooo:rsid="00233663" style:font-weight-asian="bold" style:font-weight-complex="bold"/>
    </style:style>
    <style:style style:name="T21" style:family="text">
      <style:text-properties fo:font-weight="bold" officeooo:rsid="00378674" style:font-weight-asian="bold" style:font-weight-complex="bold"/>
    </style:style>
    <style:style style:name="T22" style:family="text">
      <style:text-properties officeooo:rsid="0038abff"/>
    </style:style>
    <style:style style:name="T23" style:family="text">
      <style:text-properties officeooo:rsid="0025ff3d"/>
    </style:style>
    <style:style style:name="T24" style:family="text">
      <style:text-properties officeooo:rsid="003b28fb"/>
    </style:style>
    <style:style style:name="T25" style:family="text">
      <style:text-properties officeooo:rsid="003d2e2f"/>
    </style:style>
    <style:style style:name="T26" style:family="text">
      <style:text-properties officeooo:rsid="003f20f2"/>
    </style:style>
    <style:style style:name="T27" style:family="text">
      <style:text-properties officeooo:rsid="003f4c0f"/>
    </style:style>
    <style:style style:name="T28" style:family="text">
      <style:text-properties officeooo:rsid="00401a90"/>
    </style:style>
    <style:style style:name="T29" style:family="text">
      <style:text-properties fo:color="#1f9f5f" style:font-name="Monospace" fo:font-size="10pt" fo:font-weight="normal" officeooo:rsid="00401a90" style:font-size-asian="10pt" style:font-weight-asian="normal" style:font-weight-complex="normal"/>
    </style:style>
    <style:style style:name="T30" style:family="text">
      <style:text-properties fo:color="#1f9f5f" style:font-name="Monospace" fo:font-size="10pt" fo:font-weight="normal" officeooo:rsid="00406552" style:font-size-asian="10pt" style:font-weight-asian="normal" style:font-weight-complex="normal"/>
    </style:style>
    <style:style style:name="T31" style:family="text">
      <style:text-properties fo:color="#1f9f5f" style:font-name="Monospace" fo:font-size="10pt" fo:font-weight="normal" officeooo:rsid="00441a44" style:font-size-asian="10pt" style:font-weight-asian="normal" style:font-weight-complex="normal"/>
    </style:style>
    <style:style style:name="T32" style:family="text">
      <style:text-properties fo:color="#1f9f5f" style:font-name="Monospace" fo:font-size="10pt" fo:font-weight="normal" officeooo:rsid="0045e9b3" style:font-size-asian="10pt" style:font-weight-asian="normal" style:font-weight-complex="normal"/>
    </style:style>
    <style:style style:name="T33" style:family="text">
      <style:text-properties fo:color="#1f9f5f" style:font-name="Monospace" fo:font-size="10pt" fo:font-weight="normal" officeooo:rsid="00469c63" style:font-size-asian="10pt" style:font-weight-asian="normal" style:font-weight-complex="normal"/>
    </style:style>
    <style:style style:name="T34" style:family="text">
      <style:text-properties style:font-name="Monospace" fo:font-size="10pt" fo:font-weight="normal" officeooo:rsid="00401a90" style:font-size-asian="10pt" style:font-weight-asian="normal" style:font-weight-complex="normal"/>
    </style:style>
    <style:style style:name="T35" style:family="text">
      <style:text-properties style:font-name="Monospace" fo:font-size="10pt" fo:font-weight="normal" officeooo:rsid="00406552" style:font-size-asian="10pt" style:font-weight-asian="normal" style:font-weight-complex="normal"/>
    </style:style>
    <style:style style:name="T36" style:family="text">
      <style:text-properties style:font-name="Monospace" fo:font-size="10pt" fo:font-weight="normal" officeooo:rsid="0041b031" style:font-size-asian="10pt" style:font-weight-asian="normal" style:font-weight-complex="normal"/>
    </style:style>
    <style:style style:name="T37" style:family="text">
      <style:text-properties style:font-name="Monospace" fo:font-size="10pt" fo:font-weight="normal" officeooo:rsid="00441a44" style:font-size-asian="10pt" style:font-weight-asian="normal" style:font-weight-complex="normal"/>
    </style:style>
    <style:style style:name="T38" style:family="text">
      <style:text-properties style:font-name="Monospace" fo:font-size="10pt" fo:font-weight="normal" officeooo:rsid="0044cce6" style:font-size-asian="10pt" style:font-weight-asian="normal" style:font-weight-complex="normal"/>
    </style:style>
    <style:style style:name="T39" style:family="text">
      <style:text-properties style:font-name="Monospace" fo:font-size="10pt" fo:font-weight="normal" officeooo:rsid="0045e9b3" style:font-size-asian="10pt" style:font-weight-asian="normal" style:font-weight-complex="normal"/>
    </style:style>
    <style:style style:name="T40" style:family="text">
      <style:text-properties style:font-name="Monospace" fo:font-size="10pt" fo:font-weight="normal" officeooo:rsid="00469c63" style:font-size-asian="10pt"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Powell Center Data Sets</text:p>
      <text:p text:style-name="P13"/>
      <text:p text:style-name="P1"><text:span text:style-name="T1">The simulations for the projects Texture, Disturbances, Invasive, Vegetation Boundary, and Land Use all generate the same structured data format.</text:span><office:annotation office:name="__Fieldmark__752_1773297864"><dc:creator>Unknown Author</dc:creator><dc:date>2013-08-27T08:26:50</dc:date><text:p>I think most project leaders will choose a few response variables, e.g., minimum SWP, and compare current conditions (scenario00) against an ensemble situation for all sites, and analyze it by their treatment factors. Maybe it would be great to have sample code for such a task?</text:p></office:annotation><text:span text:style-name="T1"> Normally, the data would be in comma separated files each corresponding with the table. The size of these tables, as large as 42 GB, would prohibit any productive use of these tables without further splitting. </text:span><office:annotation-end office:name="__Fieldmark__752_1773297864"/><text:span text:style-name="T1">Further splitting would reduce ones ability to quickly compare different data sets. A sql database referenced here is one that would be useful to a wide range of people without a lot of overhead in the learning process. With a few simple commands, a graphical interface, or a plug in anyone can quickly analyze data.</text:span></text:p>
      <text:p text:style-name="P14"/>
      <text:p text:style-name="P4">Why SQLite</text:p>
      <text:p text:style-name="P2"><text:span text:style-name="T2">SQLite is portable, requires no persistent process, no configuration, and is a transactional SQL database engine. The actual database is nothing more then a file on the hard drive. This makes the database easy to move and use on different operating systems. To learn more about SQLite database visit the website </text:span><text:a xlink:type="simple" xlink:href="http://www.sqlite.org/"><text:span text:style-name="T2">www.sqlite.org</text:span></text:a><text:span text:style-name="T2">.</text:span></text:p>
      <text:p text:style-name="P15"/>
      <text:p text:style-name="P19">Scenario Data</text:p>
      <text:p text:style-name="P39"><text:span text:style-name="T3">All the projects have the same structured output. </text:span><text:span text:style-name="T19">Scenario data is located in one database. </text:span><text:span text:style-name="T18">The scenario</text:span><text:span text:style-name="T3"> database, which contains all the output tables, </text:span><text:span text:style-name="T18">file name is “dbTables.db”.</text:span><text:span text:style-name="T8"> </text:span><text:span text:style-name="T9">The tables within</text:span><text:span text:style-name="T3"> are the aggregation tables from the runs. </text:span><text:span text:style-name="T18">It has</text:span><text:span text:style-name="T3"> 21 unique tables, each table representing an aggregated output or grouped output. The standard deviation to these tables is also in the database with a similar name. These tables are dependent on options set before simulation runs. The tables with daily values are the majority.</text:span></text:p>
      <text:p text:style-name="P41"/>
      <text:p text:style-name="P42">Tables within dbTables.db</text:p>
      <text:p text:style-name="P42">---Overall Aggregates--- The variable output_aggregates is used to turn on/off the columns of this table.</text:p>
      <text:list xml:id="list3520135377417233066" text:style-name="L1">
        <text:list-item>
          <text:p text:style-name="P44"><text:span text:style-name="T20">aggregation_overall_mean </text:span><text:span text:style-name="T21">- </text:span><text:span text:style-name="T11">There are 51 options available, around 47 was set for these projects. They can be grouped into inputs, climate and weather, climatic dryness, climatic control, yearly water balance, daily extreme <text:s/>values, ecological dryness, mean monthly values, and potential regeneration. </text:span></text:p>
        </text:list-item>
      </text:list>
      <text:p text:style-name="P40"><text:span text:style-name="T3">---Daily Tables--- The variable</text:span><text:span text:style-name="T10"> </text:span><text:span text:style-name="T7">output_aggregate_daily </text:span><text:span text:style-name="T6">is used to turn on or off the following outputs</text:span></text:p>
      <text:list xml:id="list40470418" text:continue-numbering="true" text:style-name="L1">
        <text:list-item>
          <text:p text:style-name="P45">aggregation_seasons_dailyvalues_aet_mean</text:p>
        </text:list-item>
        <text:list-item>
          <text:p text:style-name="P46">aggregation_seasons_dailyvalues_deepdrainage_mean</text:p>
        </text:list-item>
        <text:list-item>
          <text:p text:style-name="P46">aggregation_seasons_dailyvalues_evaporationsoil_mean</text:p>
        </text:list-item>
        <text:list-item>
          <text:p text:style-name="P46">aggregation_seasons_dailyvalues_evaporationsurface_mean</text:p>
        </text:list-item>
        <text:list-item>
          <text:p text:style-name="P46">aggregation_seasons_dailyvalues_evaporationtotal_mean</text:p>
        </text:list-item>
        <text:list-item>
          <text:p text:style-name="P46">aggregation_seasons_dailyvalues_infiltration_mean</text:p>
        </text:list-item>
        <text:list-item>
          <text:p text:style-name="P46">aggregation_seasons_dailyvalues_pet_mean</text:p>
        </text:list-item>
        <text:list-item>
          <text:p text:style-name="P46">aggregation_seasons_dailyvalues_rain_mean</text:p>
        </text:list-item>
        <text:list-item>
          <text:p text:style-name="P46">aggregation_seasons_dailyvalues_runoff_mean</text:p>
        </text:list-item>
        <text:list-item>
          <text:p text:style-name="P46">aggregation_seasons_dailyvalues_snowfall_mean</text:p>
        </text:list-item>
        <text:list-item>
          <text:p text:style-name="P46">aggregation_seasons_dailyvalues_snowmelt_mean</text:p>
        </text:list-item>
        <text:list-item>
          <text:p text:style-name="P46">aggregation_seasons_dailyvalues_snowpack_mean</text:p>
        </text:list-item>
        <text:list-item>
          <text:p text:style-name="P46">aggregation_seasons_dailyvalues_swa_mean *</text:p>
        </text:list-item>
        <text:list-item>
          <text:p text:style-name="P46">aggregation_seasons_dailyvalues_swc_mean *</text:p>
        </text:list-item>
        <text:list-item>
          <text:p text:style-name="P46">aggregation_seasons_dailyvalues_swp_mean *</text:p>
        </text:list-item>
        <text:list-item>
          <text:p text:style-name="P46">aggregation_seasons_dailyvalues_temperaturemax_mean</text:p>
        </text:list-item>
        <text:list-item>
          <text:p text:style-name="P46">aggregation_seasons_dailyvalues_temperaturemin_mean</text:p>
        </text:list-item>
        <text:list-item>
          <text:p text:style-name="P46"><text:soft-page-break/>aggregation_seasons_dailyvalues_totalprecipitation_mean</text:p>
        </text:list-item>
        <text:list-item>
          <text:p text:style-name="P46">aggregation_seasons_dailyvalues_transpiration_mean *</text:p>
        </text:list-item>
        <text:list-item>
          <text:p text:style-name="P46">aggregation_seasons_dailyvalues_vwc_mean *</text:p>
        </text:list-item>
      </text:list>
      <text:p text:style-name="P3"/>
      <text:p text:style-name="P6"><text:span text:style-name="T19">The daily</text:span> tables are all <text:span text:style-name="T17">formatted</text:span> the same. <text:span text:style-name="T19">T</text:span>he first columns until the Scenario column give information about the row<text:span text:style-name="T17">s (e.g., site location, elevation, treatment level, etc.)</text:span>. The columns following correspond to a day of the year. The tables marked <text:span text:style-name="T17">with an asterisk </text:span>above relate to an output that describes soil layers. These tables have an additional column <text:span text:style-name="T15">in the header</text:span> indicating the layer.</text:p>
      <text:p text:style-name="P6"/>
      <text:p text:style-name="P20">Ensemble Data</text:p>
      <text:p text:style-name="P7"><text:span text:style-name="T19">The other database files which have a naming schema 'dbEnsemble_Aggregation *.db'. </text:span><text:span text:style-name="T22">The * represents a table name from above list (e.g. swa, overall, vwc, etc). </text:span><text:span text:style-name="T23">The name of the database file corresponds to a table. </text:span><text:span text:style-name="T22">This means that there are 21 different ensemble database files. </text:span><text:span text:style-name="T23">The tables in that database correspond to the ensemble name and rank level used to generate that table.</text:span><text:span text:style-name="T22"> There are two ensemble families: SRESA2 and SRESB1. There are three ranks: 2,8,15. </text:span><text:span text:style-name="T24">Three tables are generated for e</text:span><text:span text:style-name="T22">ach ensemble family for each rank. This means there should be 18 tables in each ensemble database.</text:span></text:p>
      <text:p text:style-name="P8"/>
      <text:p text:style-name="P16">Getting Started with SQLite</text:p>
      <text:p text:style-name="P5"><text:span text:style-name="T13">Download and install the binaries for your OS. Visit </text:span><text:a xlink:type="simple" xlink:href="http://www.sqlite.org/download.html"><text:span text:style-name="T13">www.sqlite.org/download.html</text:span></text:a><text:span text:style-name="T13"> to download binaries.</text:span></text:p>
      <text:p text:style-name="P9"/>
      <text:p text:style-name="P9">If you are planning on using R to view the data, you can install the package RSQLite from the package database. <text:span text:style-name="T15">From R the command would be, install.packages(“RSQLite”).</text:span></text:p>
      <text:p text:style-name="P9"/>
      <text:p text:style-name="P34"><text:span text:style-name="T12">Python also has module to interact with a sqlite database. See </text:span><text:a xlink:type="simple" xlink:href="http://docs.python.org/2/library/sqlite3.html"><text:span text:style-name="T13">http://docs.python.org/2/library/sqlite3.html</text:span></text:a></text:p>
      <text:p text:style-name="P36"/>
      <text:p text:style-name="P37">Ubuntu has a graphical application called sqliteman. </text:p>
      <text:p text:style-name="P38"/>
      <text:p text:style-name="P35"><text:span text:style-name="T16">OSX has multiple applications, a comparative list can be found at </text:span><text:a xlink:type="simple" xlink:href="http://www.barefeetware.com/sqlite/compare/?mlp"><text:span text:style-name="T16">http://www.barefeetware.com/sqlite/compare/?mlp</text:span></text:a></text:p>
      <text:p text:style-name="P38"/>
      <text:p text:style-name="P38">Windows multiple options as well for a graphical interface. Some are listed below.</text:p>
      <text:p text:style-name="P35"><text:a xlink:type="simple" xlink:href="http://sqlitebrowser.sourceforge.net/"><text:span text:style-name="T16">http://sqlitebrowser.sourceforge.net/</text:span></text:a></text:p>
      <text:p text:style-name="P35"><text:a xlink:type="simple" xlink:href="http://sqliteadmin.orbmu2k.de/"><text:span text:style-name="T16">http://sqliteadmin.orbmu2k.de/</text:span></text:a></text:p>
      <text:p text:style-name="P35"><text:a xlink:type="simple" xlink:href="http://sqlitestudio.one.pl/"><text:span text:style-name="T16">http://sqlitestudio.one.pl/</text:span></text:a></text:p>
      <text:p text:style-name="P38"/>
      <text:p text:style-name="P21">SQL basics</text:p>
      <text:p text:style-name="P22"/>
      <text:p text:style-name="P23">Structured Query Language is an international standard for database manipulation. The following will give a brief overview of getting data out of the database.</text:p>
      <text:p text:style-name="P23"/>
      <text:p text:style-name="P24">SQL is used to Select rows and columns from the database and return them to you.</text:p>
      <text:p text:style-name="P24"/>
      <text:p text:style-name="P24">A basic syntax for selecting all the rows in a table daily.aet is</text:p>
      <text:p text:style-name="P24"/>
      <text:p text:style-name="P24">SELECT * FROM daily.aet;</text:p>
      <text:p text:style-name="P24"/>
      <text:p text:style-name="P25"><text:soft-page-break/>“*” says select all the columns in the table. Using a list of column names in the form (column_1, column_2, …..), one could select only the columns needed from the table.</text:p>
      <text:p text:style-name="P25"/>
      <text:p text:style-name="P26">Using WHERE will let you select only the rows that you require.</text:p>
      <text:p text:style-name="P26"/>
      <text:p text:style-name="P27">SELECT * FROM daily.aet WHERE RunID = 5;</text:p>
      <text:p text:style-name="P27"/>
      <text:p text:style-name="P27">This would select all the rows where the column RunID is equal to five. You can also use these operators, =, &lt;&gt;,&gt;,&lt;,&gt;=,&lt;=, BETWEEN, LIKE, IN.</text:p>
      <text:p text:style-name="P27"/>
      <text:p text:style-name="P27">Select rows between a value.</text:p>
      <text:p text:style-name="P27">SELECT * FROM daily.aet WHERE RunID BETWEEN 5 AND 10;</text:p>
      <text:p text:style-name="P27">Select a ensemble family from the table.</text:p>
      <text:p text:style-name="P27">SELECT * FROM daily.aet WHERE Scenario LIKE '%srbsa2%';</text:p>
      <text:p text:style-name="P25"/>
      <text:p text:style-name="P28">Multiple row conditions can be applied by using AND and OR statements.</text:p>
      <text:p text:style-name="P28">SELECT P_id, Label FROM daily.aet WHERE RunID = 10 AND Scenario LIKE '%SRESA2';</text:p>
      <text:p text:style-name="P28"/>
      <text:p text:style-name="P17">Terminal and SQLite</text:p>
      <text:p text:style-name="P28"/>
      <text:p text:style-name="P28">After installing sqlite, sqlite3 command will be available in the terminal. Viewing rows on the terminal is not the best way to look at large sets of data. One can use sqlite3 to export the data to a csv file. Once content with the sql output simple enter this into the sqlite3 session.</text:p>
      <text:p text:style-name="P29">&gt; sqlite3 'databasename.db'</text:p>
      <text:p text:style-name="P28">.mode csv</text:p>
      <text:p text:style-name="P28">.header on</text:p>
      <text:p text:style-name="P28">.out file.csv</text:p>
      <text:p text:style-name="P28">SELECT STATMENT;</text:p>
      <text:p text:style-name="P28"/>
      <text:p text:style-name="P28">If you need the data from multiple database tables, use sqlite's ATTACH statement;</text:p>
      <text:p text:style-name="P28"/>
      <text:p text:style-name="P28">&gt; sqlite3</text:p>
      <text:p text:style-name="P29">sqlite&gt; ATTACH 'dbname1.db' AS X;</text:p>
      <text:p text:style-name="P29">sqlite&gt; ATTACH 'dbname2.db' AS Y;</text:p>
      <text:p text:style-name="P29">SELECT * FROM X.daily.aet;</text:p>
      <text:p text:style-name="P29">SELECT * FROM Y.daily.swp;</text:p>
      <text:p text:style-name="P29"/>
      <text:p text:style-name="P28"/>
      <text:p text:style-name="P18">R and SQLite</text:p>
      <text:p text:style-name="P30"/>
      <text:p text:style-name="P30">R has a package called RSQlite that makes dealing with SQLite database easy. To install type the following into the R session.</text:p>
      <text:p text:style-name="P12"><text:span text:style-name="T5">install.packages(</text:span><text:span text:style-name="T14">"RSQLite"</text:span><text:span text:style-name="T4">)</text:span></text:p>
      <text:p text:style-name="P30">To use the package use the following lines</text:p>
      <text:p text:style-name="P31">library(RSQLite)</text:p>
      <text:p text:style-name="P31">drv &lt;- dbDriver("SQLite")</text:p>
      <text:p text:style-name="P31">con &lt;- dbConnect(drv, "path/to/database/file")</text:p>
      <text:p text:style-name="P30"/>
      <text:p text:style-name="P10">List Tables in the database file</text:p>
      <text:p text:style-name="P32"><text:soft-page-break/>dbListTables(con)</text:p>
      <text:p text:style-name="P10"/>
      <text:p text:style-name="P10"><office:annotation office:name="__Fieldmark__747_1773297864"><dc:creator>Unknown Author</dc:creator><dc:date>2013-08-27T08:25:29</dc:date><text:p>Please explain why these 3 steps. Couldn't they be replaced by dbGetQuery() which does these 3 steps in one command?</text:p></office:annotation>To send a query</text:p>
      <text:p text:style-name="P32">res &lt;- dbSendQuery(con, "SQL STATEMENT GOES HERE")</text:p>
      <text:p text:style-name="P11">To fetch results, n is the number of rows you want, -1 will give you all selected rows.</text:p>
      <text:p text:style-name="P33">data &lt;- fetch(res,-1)</text:p>
      <text:p text:style-name="P11">Clear results</text:p>
      <text:p text:style-name="P33"><office:annotation-end office:name="__Fieldmark__747_1773297864"/>dbClearResult(res)</text:p>
      <text:p text:style-name="P47"/>
      <text:p text:style-name="P48">The last three steps can be replaced by dbGetQuery(con, “SQL STATMENT”)</text:p>
      <text:p text:style-name="P49"><text:span text:style-name="T25">This </text:span><text:span text:style-name="T26">function</text:span><text:span text:style-name="T25"> combines those steps into one function, but </text:span><text:span text:style-name="T26">this function lacks the ability to keep</text:span><text:span text:style-name="T25"> results and the </text:span><text:span text:style-name="T26">ability to return only a certain</text:span><text:span text:style-name="T25"> amount of rows.</text:span></text:p>
      <text:p text:style-name="P49"><text:span text:style-name="T25"/></text:p>
      <text:p text:style-name="P49"><text:span text:style-name="T25"/></text:p>
      <text:p text:style-name="P50"><text:span text:style-name="T27">Example</text:span></text:p>
      <text:p text:style-name="P50"><text:span text:style-name="T27"/></text:p>
      <text:p text:style-name="P51"><text:span text:style-name="T28">#First lets load RSQLite package and Connect to the database</text:span></text:p>
      <text:p text:style-name="P67">library(RSQLite)</text:p>
      <text:p text:style-name="P67">drv &lt;- dbDriver("SQLite")</text:p>
      <text:p text:style-name="P66"><text:span text:style-name="T34">con &lt;- dbConnect(drv, "/home/ryan/Documents/Work/1_PC_TempDry_Simulations_Prj04_r1_Rsoilwat/4_Data_SWOutputAggregated/dbTables.db")</text:span></text:p>
      <text:p text:style-name="P59"><text:span text:style-name="T29"/></text:p>
      <text:p text:style-name="P52"><text:span text:style-name="T34">#Let see what tables are in the database</text:span></text:p>
      <text:p text:style-name="P66"><text:span text:style-name="T35">Tables &lt;- </text:span><text:span text:style-name="T34">dbListTables(con)</text:span></text:p>
      <text:p text:style-name="P65"><text:span text:style-name="T35">Tables</text:span></text:p>
      <text:p text:style-name="P52"><text:span text:style-name="T34"><text:s/>[1] "Aggregation_Overall_Mean" <text:s text:c="31"/></text:span></text:p>
      <text:p text:style-name="P52"><text:span text:style-name="T34"><text:s/>[2] "Aggregation_Overall_SD" <text:s text:c="33"/></text:span></text:p>
      <text:p text:style-name="P52"><text:span text:style-name="T34"><text:s/>[3] "Aggregation_Seasons_DailyValues_AET_Mean" <text:s text:c="15"/></text:span></text:p>
      <text:p text:style-name="P52"><text:span text:style-name="T34"><text:s/>[4] "Aggregation_Seasons_DailyValues_AET_SD" <text:s text:c="17"/></text:span></text:p>
      <text:p text:style-name="P52"><text:span text:style-name="T34"><text:s/>[5] "Aggregation_Seasons_DailyValues_DeepDrainage_Mean" <text:s text:c="6"/></text:span></text:p>
      <text:p text:style-name="P52"><text:span text:style-name="T34"><text:s/>[6] "Aggregation_Seasons_DailyValues_DeepDrainage_SD" <text:s text:c="8"/></text:span></text:p>
      <text:p text:style-name="P52"><text:span text:style-name="T34"><text:s/>[7] "Aggregation_Seasons_DailyValues_EvaporationSoil_Mean" <text:s text:c="3"/></text:span></text:p>
      <text:p text:style-name="P52"><text:span text:style-name="T34"><text:s/>[8] "Aggregation_Seasons_DailyValues_EvaporationSoil_SD" <text:s text:c="5"/></text:span></text:p>
      <text:p text:style-name="P52"><text:span text:style-name="T34"><text:s/>[9] "Aggregation_Seasons_DailyValues_EvaporationSurface_Mean" </text:span></text:p>
      <text:p text:style-name="P52"><text:span text:style-name="T34">[10] "Aggregation_Seasons_DailyValues_EvaporationSurface_SD" <text:s text:c="2"/></text:span></text:p>
      <text:p text:style-name="P52"><text:span text:style-name="T34">[11] "Aggregation_Seasons_DailyValues_EvaporationTotal_Mean" <text:s text:c="2"/></text:span></text:p>
      <text:p text:style-name="P52"><text:span text:style-name="T34">[12] "Aggregation_Seasons_DailyValues_EvaporationTotal_SD" <text:s text:c="4"/></text:span></text:p>
      <text:p text:style-name="P52"><text:span text:style-name="T34">[13] "Aggregation_Seasons_DailyValues_Infiltration_Mean" <text:s text:c="6"/></text:span></text:p>
      <text:p text:style-name="P52"><text:span text:style-name="T34">[14] "Aggregation_Seasons_DailyValues_Infiltration_SD" <text:s text:c="8"/></text:span></text:p>
      <text:p text:style-name="P52"><text:span text:style-name="T34">[15] "Aggregation_Seasons_DailyValues_PET_Mean" <text:s text:c="15"/></text:span></text:p>
      <text:p text:style-name="P52"><text:span text:style-name="T34">[16] "Aggregation_Seasons_DailyValues_PET_SD" <text:s text:c="17"/></text:span></text:p>
      <text:p text:style-name="P52"><text:span text:style-name="T34">[17] "Aggregation_Seasons_DailyValues_Rain_Mean" <text:s text:c="14"/></text:span></text:p>
      <text:p text:style-name="P52"><text:span text:style-name="T34">[18] "Aggregation_Seasons_DailyValues_Rain_SD" <text:s text:c="16"/></text:span></text:p>
      <text:p text:style-name="P52"><text:span text:style-name="T34">[19] "Aggregation_Seasons_DailyValues_Runoff_Mean" <text:s text:c="12"/></text:span></text:p>
      <text:p text:style-name="P52"><text:span text:style-name="T34">[20] "Aggregation_Seasons_DailyValues_Runoff_SD" <text:s text:c="14"/></text:span></text:p>
      <text:p text:style-name="P52"><text:span text:style-name="T34">[21] "Aggregation_Seasons_DailyValues_SWAatSWPcrit1500kPa_Mean"</text:span></text:p>
      <text:p text:style-name="P52"><text:span text:style-name="T34">[22] "Aggregation_Seasons_DailyValues_SWAatSWPcrit1500kPa_SD" <text:s/></text:span></text:p>
      <text:p text:style-name="P52"><text:span text:style-name="T34">[23] "Aggregation_Seasons_DailyValues_SWAatSWPcrit3000kPa_Mean"</text:span></text:p>
      <text:p text:style-name="P52"><text:span text:style-name="T34">[24] "Aggregation_Seasons_DailyValues_SWAatSWPcrit3000kPa_SD" <text:s/></text:span></text:p>
      <text:p text:style-name="P52"><text:span text:style-name="T34">[25] "Aggregation_Seasons_DailyValues_SWAatSWPcrit3500kPa_Mean"</text:span></text:p>
      <text:p text:style-name="P52"><text:span text:style-name="T34">[26] "Aggregation_Seasons_DailyValues_SWAatSWPcrit3500kPa_SD" <text:s/></text:span></text:p>
      <text:p text:style-name="P52"><text:span text:style-name="T34">[27] "Aggregation_Seasons_DailyValues_SWAatSWPcrit3900kPa_Mean"</text:span></text:p>
      <text:p text:style-name="P52"><text:span text:style-name="T34">[28] "Aggregation_Seasons_DailyValues_SWAatSWPcrit3900kPa_SD" <text:s/></text:span></text:p>
      <text:p text:style-name="P52"><text:span text:style-name="T34">[29] "Aggregation_Seasons_DailyValues_SWC_Mean" <text:s text:c="15"/></text:span></text:p>
      <text:p text:style-name="P52"><text:span text:style-name="T34">[30] "Aggregation_Seasons_DailyValues_SWC_SD" <text:s text:c="17"/></text:span></text:p>
      <text:p text:style-name="P52"><text:span text:style-name="T34">[31] "Aggregation_Seasons_DailyValues_SWP_Mean" <text:s text:c="15"/></text:span></text:p>
      <text:p text:style-name="P52"><text:soft-page-break/><text:span text:style-name="T34">[32] "Aggregation_Seasons_DailyValues_SWP_SD" <text:s text:c="17"/></text:span></text:p>
      <text:p text:style-name="P52"><text:span text:style-name="T34">[33] "Aggregation_Seasons_DailyValues_Snowfall_Mean" <text:s text:c="10"/></text:span></text:p>
      <text:p text:style-name="P52"><text:span text:style-name="T34">[34] "Aggregation_Seasons_DailyValues_Snowfall_SD" <text:s text:c="12"/></text:span></text:p>
      <text:p text:style-name="P52"><text:span text:style-name="T34">[35] "Aggregation_Seasons_DailyValues_Snowmelt_Mean" <text:s text:c="10"/></text:span></text:p>
      <text:p text:style-name="P52"><text:span text:style-name="T34">[36] "Aggregation_Seasons_DailyValues_Snowmelt_SD" <text:s text:c="12"/></text:span></text:p>
      <text:p text:style-name="P52"><text:span text:style-name="T34">[37] "Aggregation_Seasons_DailyValues_Snowpack_Mean" <text:s text:c="10"/></text:span></text:p>
      <text:p text:style-name="P52"><text:span text:style-name="T34">[38] "Aggregation_Seasons_DailyValues_Snowpack_SD" <text:s text:c="12"/></text:span></text:p>
      <text:p text:style-name="P52"><text:span text:style-name="T34">[39] "Aggregation_Seasons_DailyValues_TemperatureMax_Mean" <text:s text:c="4"/></text:span></text:p>
      <text:p text:style-name="P52"><text:span text:style-name="T34">[40] "Aggregation_Seasons_DailyValues_TemperatureMax_SD" <text:s text:c="6"/></text:span></text:p>
      <text:p text:style-name="P52"><text:span text:style-name="T34">[41] "Aggregation_Seasons_DailyValues_TemperatureMin_Mean" <text:s text:c="4"/></text:span></text:p>
      <text:p text:style-name="P52"><text:span text:style-name="T34">[42] "Aggregation_Seasons_DailyValues_TemperatureMin_SD" <text:s text:c="6"/></text:span></text:p>
      <text:p text:style-name="P52"><text:span text:style-name="T34">[43] "Aggregation_Seasons_DailyValues_TotalPrecipitation_Mean" </text:span></text:p>
      <text:p text:style-name="P52"><text:span text:style-name="T34">[44] "Aggregation_Seasons_DailyValues_TotalPrecipitation_SD" <text:s text:c="2"/></text:span></text:p>
      <text:p text:style-name="P52"><text:span text:style-name="T34">[45] "Aggregation_Seasons_DailyValues_Transpiration_Mean" <text:s text:c="5"/></text:span></text:p>
      <text:p text:style-name="P52"><text:span text:style-name="T34">[46] "Aggregation_Seasons_DailyValues_Transpiration_SD" <text:s text:c="7"/></text:span></text:p>
      <text:p text:style-name="P52"><text:span text:style-name="T34">[47] "Aggregation_Seasons_DailyValues_VWC_Mean" <text:s text:c="15"/></text:span></text:p>
      <text:p text:style-name="P52"><text:span text:style-name="T34">[48] "Aggregation_Seasons_DailyValues_VWC_SD"</text:span></text:p>
      <text:p text:style-name="P59"><text:span text:style-name="T29"/></text:p>
      <text:p text:style-name="P53"><text:span text:style-name="T34">#</text:span><text:span text:style-name="T35">Let us find out the column names in table </text:span><text:span text:style-name="T34">Aggregation_Overall_Mean</text:span></text:p>
      <text:p text:style-name="P65"><text:span text:style-name="T35">colNames &lt;- dbListFields(con,name=Tables[1]) #index for table is 1 in Tables</text:span></text:p>
      <text:p text:style-name="P65"><text:span text:style-name="T35">colNames</text:span></text:p>
      <text:p text:style-name="P53"><text:span text:style-name="T35"><text:s text:c="2"/>[1] "P_id" <text:s text:c="93"/></text:span></text:p>
      <text:p text:style-name="P53"><text:span text:style-name="T35"><text:s text:c="2"/>[2] "RunID" <text:s text:c="92"/></text:span></text:p>
      <text:p text:style-name="P53"><text:span text:style-name="T35"><text:s text:c="2"/>[3] "Labels" <text:s text:c="91"/></text:span></text:p>
      <text:p text:style-name="P53"><text:span text:style-name="T35"><text:s text:c="2"/>[4] "ID" <text:s text:c="95"/></text:span></text:p>
      <text:p text:style-name="P53"><text:span text:style-name="T35"><text:s text:c="2"/>[5] "Region" <text:s text:c="91"/></text:span></text:p>
      <text:p text:style-name="P53"><text:span text:style-name="T35"><text:s text:c="2"/>[6] "X_WGS84"</text:span></text:p>
      <text:p text:style-name="P53"><text:span text:style-name="T35">…............</text:span></text:p>
      <text:p text:style-name="P60"><text:span text:style-name="T30"/></text:p>
      <text:p text:style-name="P53"><text:span text:style-name="T35">#Let get the header columns. Header is the first columns until Scenario column</text:span></text:p>
      <text:p text:style-name="P64"><text:span text:style-name="T35">headerColumns &lt;- colNames[1:which(colNames == </text:span><text:span text:style-name="T37">"</text:span><text:span text:style-name="T35">Scenario</text:span><text:span text:style-name="T37">"</text:span><text:span text:style-name="T35">)]</text:span></text:p>
      <text:p text:style-name="P60"><text:span text:style-name="T30"/></text:p>
      <text:p text:style-name="P53"><text:span text:style-name="T35">#Lets add the header and the value we are going to look at</text:span></text:p>
      <text:p text:style-name="P64"><text:span text:style-name="T35">fetchColumns &lt;- c(headerColumns, colNames[which(colNames==</text:span><text:span text:style-name="T37">"</text:span><text:span text:style-name="T35">TtoAET_mean</text:span><text:span text:style-name="T37">"</text:span><text:span text:style-name="T35">)])</text:span></text:p>
      <text:p text:style-name="P60"><text:span text:style-name="T30"/></text:p>
      <text:p text:style-name="P54"><text:span text:style-name="T36">#Lets build our SQL string</text:span></text:p>
      <text:p text:style-name="P64"><text:span text:style-name="T37">SQL&lt;-paste("SELECT ",paste(fetchColumns,sep="",collapse=",")," FROM ",Tables[1]," WHERE RunID=1 AND Scenario='Current';",sep="")</text:span></text:p>
      <text:p text:style-name="P64"><text:span text:style-name="T37">SQL</text:span></text:p>
      <text:p text:style-name="P55"><text:span text:style-name="T37">[1] "SELECT P_id,RunID,Labels,ID,Region,X_WGS84,YearStart,SimStartYear,YearEnd,Y_WGS84,ELEV_m,Mask_Current,Mask_Future,Experimental_Label,LookupWeatherFolder,PotentialNaturalVegetation_CompositionShrubsC3C4_Paruelo1996,PotentialNaturalVegetation_CompositionShrubs_Fraction,PotentialNaturalVegetation_CompositionC3_Fraction,PotentialNaturalVegetation_CompositionC4_Fraction,PotentialNaturalVegetation_CompositionAnnuals_Fraction,AdjMonthlyBioMass_Precipitation,AdjMonthlyBioMass_Temperature,AdjRootProfile,RootProfile_C3,RootProfile_C4,RootProfile_Shrubs,Vegetation_TotalBiomass_ScalingFactor,Vegetation_Litter_ScalingFactor,Scenario,TtoAET_mean FROM Aggregation_Overall_Mean WHERE RunID=1 AND Scenario='Current';"</text:span></text:p>
      <text:p text:style-name="P61"><text:span text:style-name="T31"/></text:p>
      <text:p text:style-name="P55"><text:span text:style-name="T37">#Get the data</text:span></text:p>
      <text:p text:style-name="P64"><text:span text:style-name="T39">ScenarioD</text:span><text:span text:style-name="T37">ata &lt;- dbGetQuery(con, SQL)</text:span></text:p>
      <text:p text:style-name="P61"><text:span text:style-name="T31"/></text:p>
      <text:p text:style-name="P56"><text:soft-page-break/><text:span text:style-name="T38">#</text:span><text:span text:style-name="T39">Get Ensemble Data</text:span></text:p>
      <text:p text:style-name="P57"><text:span text:style-name="T39">#Create a new connection to the ensemble database</text:span></text:p>
      <text:p text:style-name="P63"><text:span text:style-name="T39">Econ &lt;- dbConnect(drv, "/home/ryan/Documents/Work/1_PC_TempDry_Simulations_Prj04_r1_Rsoilwat/4_Data_SWOutputAggregated/dbEnsemble_Aggregation_Overall.db")</text:span></text:p>
      <text:p text:style-name="P57"><text:span text:style-name="T39"/></text:p>
      <text:p text:style-name="P57"><text:span text:style-name="T39">#Get tables</text:span></text:p>
      <text:p text:style-name="P63"><text:span text:style-name="T39">eTables&lt;-dbListTables(Econ)</text:span></text:p>
      <text:p text:style-name="P63"><text:span text:style-name="T39">eTables</text:span></text:p>
      <text:p text:style-name="P57"><text:span text:style-name="T39"><text:s/>[1] "Ensemble_SRESA2_Rank02_20130520_PC_TemperateArid_Prj04r1_v49_Means" <text:s text:c="7"/></text:span></text:p>
      <text:p text:style-name="P57"><text:span text:style-name="T39"><text:s/>[2] "Ensemble_SRESA2_Rank02_20130520_PC_TemperateArid_Prj04r1_v49_SDs" <text:s text:c="9"/></text:span></text:p>
      <text:p text:style-name="P57"><text:span text:style-name="T39"><text:s/>[3] "Ensemble_SRESA2_Rank02_20130520_PC_TemperateArid_Prj04r1_v49_ScenarioRanks"</text:span></text:p>
      <text:p text:style-name="P57"><text:span text:style-name="T39"><text:s/>[4] "Ensemble_SRESA2_Rank08_20130520_PC_TemperateArid_Prj04r1_v49_Means" <text:s text:c="7"/></text:span></text:p>
      <text:p text:style-name="P57"><text:span text:style-name="T39"><text:s/>[5] "Ensemble_SRESA2_Rank08_20130520_PC_TemperateArid_Prj04r1_v49_SDs" <text:s text:c="9"/></text:span></text:p>
      <text:p text:style-name="P57"><text:span text:style-name="T39"><text:s/>[6] "Ensemble_SRESA2_Rank08_20130520_PC_TemperateArid_Prj04r1_v49_ScenarioRanks"</text:span></text:p>
      <text:p text:style-name="P57"><text:span text:style-name="T39"><text:s/>[7] "Ensemble_SRESA2_Rank15_20130520_PC_TemperateArid_Prj04r1_v49_Means" <text:s text:c="7"/></text:span></text:p>
      <text:p text:style-name="P57"><text:span text:style-name="T39"><text:s/>[8] "Ensemble_SRESA2_Rank15_20130520_PC_TemperateArid_Prj04r1_v49_SDs" <text:s text:c="9"/></text:span></text:p>
      <text:p text:style-name="P57"><text:span text:style-name="T39"><text:s/>[9] "Ensemble_SRESA2_Rank15_20130520_PC_TemperateArid_Prj04r1_v49_ScenarioRanks"</text:span></text:p>
      <text:p text:style-name="P57"><text:span text:style-name="T39">[10] "Ensemble_SRESB1_Rank02_20130520_PC_TemperateArid_Prj04r1_v49_Means" <text:s text:c="7"/></text:span></text:p>
      <text:p text:style-name="P57"><text:span text:style-name="T39">[11] "Ensemble_SRESB1_Rank02_20130520_PC_TemperateArid_Prj04r1_v49_SDs" <text:s text:c="9"/></text:span></text:p>
      <text:p text:style-name="P57"><text:span text:style-name="T39">[12] "Ensemble_SRESB1_Rank02_20130520_PC_TemperateArid_Prj04r1_v49_ScenarioRanks"</text:span></text:p>
      <text:p text:style-name="P57"><text:span text:style-name="T39">[13] "Ensemble_SRESB1_Rank08_20130520_PC_TemperateArid_Prj04r1_v49_Means" <text:s text:c="7"/></text:span></text:p>
      <text:p text:style-name="P57"><text:span text:style-name="T39">[14] "Ensemble_SRESB1_Rank08_20130520_PC_TemperateArid_Prj04r1_v49_SDs" <text:s text:c="9"/></text:span></text:p>
      <text:p text:style-name="P57"><text:span text:style-name="T39">[15] "Ensemble_SRESB1_Rank08_20130520_PC_TemperateArid_Prj04r1_v49_ScenarioRanks"</text:span></text:p>
      <text:p text:style-name="P57"><text:span text:style-name="T39">[16] "Ensemble_SRESB1_Rank15_20130520_PC_TemperateArid_Prj04r1_v49_Means" <text:s text:c="7"/></text:span></text:p>
      <text:p text:style-name="P57"><text:span text:style-name="T39">[17] "Ensemble_SRESB1_Rank15_20130520_PC_TemperateArid_Prj04r1_v49_SDs" <text:s text:c="9"/></text:span></text:p>
      <text:p text:style-name="P57"><text:span text:style-name="T39">[18] "Ensemble_SRESB1_Rank15_20130520_PC_TemperateArid_Prj04r1_v49_ScenarioRanks"</text:span></text:p>
      <text:p text:style-name="P57"><text:span text:style-name="T39"/></text:p>
      <text:p text:style-name="P57"><text:span text:style-name="T39">#Look at SRESA2 rank 08. We can reuse the column names we made but replace Scenario with EnsembleName and add Level</text:span></text:p>
      <text:p text:style-name="P62"><text:span text:style-name="T40">fetchColumns&lt;-gsub(pattern="Scenario", replacement="EnsembleName", x=fetchColumns)</text:span></text:p>
      <text:p text:style-name="P62"><text:span text:style-name="T40">fetchColumns&lt;-c(fetchColumns[1:which(fetchColumns=="EnsembleName")],"Level",fetchColumns[-(1:which(fetchColumns=="EnsembleName"))])</text:span></text:p>
      <text:p text:style-name="P63"><text:span text:style-name="T39">eSQL &lt;- </text:span><text:span text:style-name="T37">paste("SELECT ",paste(fetchColumns,sep="",collapse=",")," FROM ",</text:span><text:span text:style-name="T39">e</text:span><text:span text:style-name="T37">Tables[1]," WHERE RunID </text:span><text:span text:style-name="T39">BETWEEN 1 AND 5</text:span><text:span text:style-name="T37">;",sep="")</text:span></text:p>
      <text:p text:style-name="P57"><text:span text:style-name="T31"/></text:p>
      <text:p text:style-name="P58"><text:span text:style-name="T40">#Now get our Data</text:span></text:p>
      <text:p text:style-name="P62"><text:span text:style-name="T40">EnsembleData &lt;- dbGetQuery(Econ,eSQL)</text:span></text:p>
      <text:p text:style-name="P58"><text:span text:style-name="T33"/></text:p>
      <text:p text:style-name="P58"><text:span text:style-name="T40">#Now we can compare a scenario run to the ensemble data</text:span></text:p>
      <text:p text:style-name="P62"><text:span text:style-name="T40">&gt; ScenarioData$TtoAET_mean</text:span></text:p>
      <text:p text:style-name="P58"><text:span text:style-name="T40">[1] 0.2166366</text:span></text:p>
      <text:p text:style-name="P62"><text:span text:style-name="T40">&gt; EnsembleData$TtoAET_mean[1:5]</text:span></text:p>
      <text:p text:style-name="P58"><text:span text:style-name="T40">[1] 0.1817833 0.1506032 0.1984648 0.1759483 0.1599423</text:span></text:p>
      <text:p text:style-name="P58"><text:span text:style-name="T33"/></text:p>
      <text:p text:style-name="P58"><text:span text:style-name="T40">#Write that that data out to file with header information.</text:span></text:p>
      <text:p text:style-name="P58"><text:span text:style-name="T33">write.csv(ScenarioData,file="ScenarioData_TtoAET_mean.csv")</text:span></text:p>
      <text:p text:style-name="P58"><text:span text:style-name="T33">write.csv(EnsembleData,file=”EnsembleData_TtoAET_mean.csv”)</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Monospace" svg:font-family="Monospace" style:font-family-generic="roman"/>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an Murphy</meta:initial-creator>
    <meta:creation-date>2013-08-20T09:42:20</meta:creation-date>
    <dc:date>2013-09-10T14:22:00</dc:date>
    <meta:editing-duration>PT1H15M6S</meta:editing-duration>
    <meta:editing-cycles>8</meta:editing-cycles>
    <meta:generator>LibreOffice/4.0.2.2$Linux_X86_64 LibreOffice_project/400m0$Build-2</meta:generator>
    <dc:creator>Ryan Murphy</dc:creator>
    <meta:document-statistic meta:table-count="0" meta:image-count="0" meta:object-count="0" meta:page-count="6" meta:paragraph-count="202" meta:word-count="1410" meta:character-count="15163" meta:non-whitespace-character-count="12849"/>
  </office:meta>
</office:document-meta>
</file>